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3465a4" draw:fill="none" draw:textarea-horizontal-align="center" draw:textarea-vertical-align="top" draw:auto-grow-height="false" fo:min-height="2.25cm" fo:min-width="7.61cm"/>
    </style:style>
    <style:style style:name="gr2" style:family="graphic" style:parent-style-name="standard">
      <style:graphic-properties draw:fill="none" draw:textarea-horizontal-align="center" draw:textarea-vertical-align="bottom" draw:auto-grow-height="false" fo:min-height="0.75cm" fo:min-width="0.5cm"/>
    </style:style>
    <style:style style:name="gr3" style:family="graphic" style:parent-style-name="standard">
      <style:graphic-properties draw:stroke="dash" draw:stroke-dash="Fine_20_Dashed" svg:stroke-color="#000000" draw:fill="none" draw:textarea-horizontal-align="left" draw:textarea-vertical-align="top" draw:auto-grow-height="false" fo:min-height="2.25cm" fo:min-width="1.5cm"/>
    </style:style>
    <style:style style:name="gr4" style:family="graphic" style:parent-style-name="objectwithoutfill">
      <style:graphic-properties svg:stroke-color="#000000" draw:marker-end="Arrow" draw:marker-end-width="0.2cm" draw:fill="none" draw:textarea-horizontal-align="center" draw:textarea-vertical-align="bottom"/>
    </style:style>
    <style:style style:name="gr5" style:family="graphic" style:parent-style-name="standard">
      <style:graphic-properties draw:stroke="none" svg:stroke-color="#3465a4" draw:fill="none" draw:textarea-horizontal-align="center" draw:textarea-vertical-align="middle" draw:auto-grow-height="false" fo:min-height="0.75cm" fo:min-width="0.5cm"/>
    </style:style>
    <style:style style:name="gr6" style:family="graphic" style:parent-style-name="objectwithoutfill">
      <style:graphic-properties svg:stroke-color="#000000" draw:marker-end="Arrow" draw:marker-end-width="0.2cm" draw:fill="none" draw:textarea-horizontal-align="center" draw:textarea-vertical-align="bottom" fo:padding-top="-0.25cm" fo:padding-bottom="0.13cm"/>
    </style:style>
    <style:style style:name="P1" style:family="paragraph">
      <style:paragraph-properties fo:text-align="center"/>
      <style:text-properties fo:font-size="12pt" style:font-size-asian="18pt" style:font-size-complex="18pt"/>
    </style:style>
    <style:style style:name="P2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0pt" style:font-size-asian="18pt" style:font-size-complex="18pt"/>
    </style:style>
    <style:style style:name="P5" style:family="paragraph">
      <style:paragraph-properties style:text-autospace="none"/>
      <style:text-properties style:font-name="Tahoma" fo:font-size="10pt" style:font-name-asian="Tahoma" style:font-size-asian="12.5pt" style:font-name-complex="Tahoma" style:font-size-complex="12.5pt"/>
    </style:style>
    <style:style style:name="P6" style:family="paragraph">
      <loext:graphic-properties draw:fill="none"/>
      <style:paragraph-properties fo:text-align="center" style:text-autospace="none"/>
      <style:text-properties style:font-name="Tahoma" fo:font-size="10pt" style:font-name-asian="Tahoma" style:font-size-asian="12.5pt" style:font-name-complex="Tahoma" style:font-size-complex="12.5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style:text-position="sub 58%" fo:font-size="10pt" style:font-size-asian="18pt" style:font-size-complex="1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Tahoma" fo:font-size="10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draw:layer="layout" svg:width="8.11cm" svg:height="2.5cm" svg:x="6.93cm" svg:y="3.946cm">
          <text:p text:style-name="P1"><text:span text:style-name="T1">pipe(s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1cm" svg:height="1cm" svg:x="7.3cm" svg:y="4.685cm">
          <text:p text:style-name="P3"><text:span text:style-name="T2">c</text:span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2cm" svg:height="2.5cm" svg:x="16.49cm" svg:y="3.946cm">
          <text:p text:style-name="P3"><text:span text:style-name="T1">sourc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2cm" svg:height="2.5cm" svg:x="3.11cm" svg:y="3.946cm">
          <text:p text:style-name="P3"><text:span text:style-name="T1">Dest.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5" draw:id="id5" draw:layer="layout" svg:width="1cm" svg:height="1cm" svg:x="9.2cm" svg:y="4.685cm">
          <text:p text:style-name="P3"><text:span text:style-name="T2">c</text:span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1cm" svg:height="1cm" svg:x="13.5cm" svg:y="4.685cm">
          <text:p text:style-name="P3"><text:span text:style-name="T2">c</text:span><text:span text:style-name="T3">N+1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6.49cm" svg:y1="5.196cm" svg:x2="14.5cm" svg:y2="5.185cm" draw:start-shape="id1" draw:start-glue-point="3" draw:end-shape="id2" draw:end-glue-point="1" svg:d="M16490 5196l-1990-11" svg:viewBox="0 0 1991 12">
          <text:p text:style-name="P3"><text:span text:style-name="T1">in</text:span></text:p>
        </draw:connector>
        <draw:custom-shape draw:style-name="gr5" draw:text-style-name="P4" xml:id="id6" draw:id="id6" draw:layer="layout" svg:width="1cm" svg:height="1cm" svg:x="11.5cm" svg:y="4.685cm">
          <text:p text:style-name="P3"><text:span text:style-name="T2">...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7.3cm" svg:y1="5.185cm" svg:x2="5.11cm" svg:y2="5.196cm" draw:start-shape="id3" draw:start-glue-point="3" draw:end-shape="id4" draw:end-glue-point="1" svg:d="M7300 5185l-2190 11" svg:viewBox="0 0 2191 12">
          <text:p text:style-name="P3"><text:span text:style-name="T1">out</text:span></text:p>
        </draw:connector>
        <draw:connector draw:style-name="gr6" draw:text-style-name="P6" draw:layer="layout" draw:type="line" svg:x1="9.2cm" svg:y1="5.185cm" svg:x2="8.3cm" svg:y2="5.185cm" draw:start-shape="id5" draw:start-glue-point="3" draw:end-shape="id3" draw:end-glue-point="1" svg:d="M9200 5185h-900" svg:viewBox="0 0 901 1">
          <text:p text:style-name="P5"><text:span text:style-name="T4">σ</text:span><text:span text:style-name="T5">0</text:span></text:p>
        </draw:connector>
        <draw:connector draw:style-name="gr6" draw:text-style-name="P6" draw:layer="layout" draw:type="line" svg:x1="11.5cm" svg:y1="5.185cm" svg:x2="10.2cm" svg:y2="5.185cm" draw:start-shape="id6" draw:start-glue-point="3" draw:end-shape="id5" draw:end-glue-point="1" svg:d="M11500 5185h-1300" svg:viewBox="0 0 1301 1">
          <text:p text:style-name="P5"><text:span text:style-name="T4">σ</text:span><text:span text:style-name="T5">1</text:span></text:p>
        </draw:connector>
        <draw:connector draw:style-name="gr6" draw:text-style-name="P6" draw:layer="layout" draw:type="line" svg:x1="13.5cm" svg:y1="5.185cm" svg:x2="12.5cm" svg:y2="5.185cm" draw:start-shape="id2" draw:start-glue-point="3" draw:end-shape="id6" draw:end-glue-point="1" svg:d="M13500 5185h-1000" svg:viewBox="0 0 1001 1">
          <text:p text:style-name="P5"><text:span text:style-name="T4">σ</text:span><text:span text:style-name="T5">N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Blu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Verde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osso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Giallo_20_pien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uciano de falco alfano</meta:initial-creator>
    <meta:creation-date>2019-02-05T15:23:53.882000000</meta:creation-date>
    <dc:date>2019-02-05T21:58:15.287000000</dc:date>
    <dc:creator>luciano de falco alfano</dc:creator>
    <meta:editing-duration>PT2H31M27S</meta:editing-duration>
    <meta:editing-cycles>5</meta:editing-cycles>
    <meta:generator>LibreOffice/6.1.3.2$Windows_X86_64 LibreOffice_project/86daf60bf00efa86ad547e59e09d6bb77c699acb</meta:generator>
    <meta:document-statistic meta:object-count="12"/>
  </office:meta>
</office:document-meta>
</file>